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00000041A2E7CEF70.png"/>
  <manifest:file-entry manifest:media-type="image/png" manifest:full-path="Pictures/1000000000000690000003F2A8B0AD7D.png"/>
  <manifest:file-entry manifest:media-type="image/png" manifest:full-path="Pictures/10000000000003EC000001DADEC49CF6.png"/>
  <manifest:file-entry manifest:media-type="image/png" manifest:full-path="Pictures/10000000000003EF000001FFA0A0B1D5.png"/>
  <manifest:file-entry manifest:media-type="image/png" manifest:full-path="Pictures/1000000000000690000003F20854D42D.png"/>
  <manifest:file-entry manifest:media-type="image/png" manifest:full-path="Pictures/10000000000006900000041AFC8591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10.624cm" draw:z-index="0"><draw:image xlink:href="Pictures/10000000000006900000041A2E7CEF70.png" xlink:type="simple" xlink:show="embed" xlink:actuate="onLoad"/></draw:frame></text:p>
      <text:p text:style-name="Standard"><draw:frame draw:style-name="fr1" draw:name="Графический объект2" text:anchor-type="paragraph" svg:width="16.999cm" svg:height="8.625cm" draw:z-index="1"><draw:image xlink:href="Pictures/10000000000003EF000001FFA0A0B1D5.png" xlink:type="simple" xlink:show="embed" xlink:actuate="onLoad"/></draw:frame></text:p>
      <text:p text:style-name="Standard"><draw:frame draw:style-name="fr2" draw:name="Графический объект3" text:anchor-type="paragraph" svg:width="16.999cm" svg:height="10.218cm" draw:z-index="2"><draw:image xlink:href="Pictures/1000000000000690000003F20854D42D.png" xlink:type="simple" xlink:show="embed" xlink:actuate="onLoad"/></draw:frame></text:p>
      <text:p text:style-name="Standard"><draw:frame draw:style-name="fr1" draw:name="Графический объект4" text:anchor-type="paragraph" svg:width="16.999cm" svg:height="8.024cm" draw:z-index="3"><draw:image xlink:href="Pictures/10000000000003EC000001DADEC49CF6.png" xlink:type="simple" xlink:show="embed" xlink:actuate="onLoad"/></draw:frame><text:soft-page-break/></text:p>
      <text:p text:style-name="Standard"><draw:frame draw:style-name="fr1" draw:name="Графический объект5" text:anchor-type="paragraph" svg:width="16.999cm" svg:height="10.624cm" draw:z-index="4"><draw:image xlink:href="Pictures/10000000000006900000041AFC8591FD.png" xlink:type="simple" xlink:show="embed" xlink:actuate="onLoad"/></draw:frame></text:p>
      <text:p text:style-name="Standard"><draw:frame draw:style-name="fr2" draw:name="Графический объект6" text:anchor-type="paragraph" svg:width="16.999cm" svg:height="10.218cm" draw:z-index="5"><draw:image xlink:href="Pictures/1000000000000690000003F2A8B0AD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4S</meta:editing-duration>
    <meta:editing-cycles>3</meta:editing-cycles>
    <meta:generator>OpenOffice/4.0.1$Win32 OpenOffice.org_project/401m5$Build-9714</meta:generator>
    <dc:date>2014-03-14T15:29:43.52</dc:date>
    <meta:document-statistic meta:table-count="0" meta:image-count="6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